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etry Slam Coimbra | <text:s/>Cristoph Correia <text:line-break/>Poetry Slam Matosinhos | <text:s/>Alexandre Sá <text:line-break/>Poetry Slam Braga | <text:s/>José Daniel Durães<text:line-break/>Poetry Slam Sul | <text:s/>Mick Mengucci <text:line-break/>Poetry Slam T | <text:s/>Daniel InVerso<text:line-break/>LabIO SLAM | <text:s/>Nilson Muniz<text:line-break/>Poetry Slam Ponta Delgada | <text:s/>Eleonora Marino Duarte<text:line-break/>Poetry Slam Aveiro | <text:s/>Josefa Maltezinho<text:line-break/>Poetry Slam Amadora | <text:s/>Sérgio Amaral <text:line-break/>SLAM LX | <text:s/>Li Alves <text:line-break/>Pré-Slam | <text:s/>Viton Araú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K </meta:initial-creator>
    <meta:creation-date>2014-06-24T21:28:27</meta:creation-date>
    <dc:date>2014-06-24T21:34:07</dc:date>
    <dc:creator>MICK </dc:creator>
    <meta:editing-duration>P0D</meta:editing-duration>
    <meta:editing-cycles>1</meta:editing-cycles>
    <meta:document-statistic meta:table-count="0" meta:image-count="0" meta:object-count="0" meta:page-count="1" meta:paragraph-count="1" meta:word-count="65" meta:character-count="389" meta:non-whitespace-character-count="309"/>
    <meta:generator>LibreOffice/3.5$Linux_x86 LibreOffice_project/350m1$Build-2</meta:generator>
  </office:meta>
</office:document-meta>
</file>